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jouter balises &lt;nav&gt;</text:p>
      <text:p text:style-name="Standard">Penser à limiter en largeur le site</text:p>
      <text:p text:style-name="Standard"/>
      <text:p text:style-name="Standard">Améliorarion : mettre une div dans les &lt;a&gt; des vignettes (hébergements, populaires)</text:p>
      <text:p text:style-name="Standard"/>
      <text:p text:style-name="P1">Limiter les répétitions dans le CSS<text:line-break/></text:p>
      <text:p text:style-name="P2">Conseil : faire les commentaires CSS avant de faire le code<text:line-break/><text:line-break/>A FAIRE :<text:line-break/>- MENU DE NAVIGATION A RAJOUTER</text:p>
      <text:p text:style-name="P2">- DRY dans le CSS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06T15:27:04.92</meta:creation-date>
    <meta:document-statistic meta:table-count="0" meta:image-count="0" meta:object-count="0" meta:page-count="1" meta:paragraph-count="6" meta:word-count="53" meta:character-count="295"/>
    <dc:date>2021-05-06T15:45:07.23</dc:date>
    <meta:editing-duration>PT2M52S</meta:editing-duration>
    <meta:editing-cycles>1</meta:editing-cycles>
    <meta:generator>OpenOffice/4.1.6$Win32 OpenOffice.org_project/416m1$Build-9790</meta:generator>
  </office:meta>
</office:document-meta>
</file>